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61"/>
    <style:style style:name="ce5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_bravo_jan29_feb11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3" table:default-cell-style-name="ce1"/>
        <table:table-column table:style-name="co6" table:default-cell-style-name="Default"/>
        <table:table-column table:style-name="co6" table:default-cell-style-name="ce5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  <table:table-cell table:style-name="Default" office:value-type="string" calcext:value-type="string">
            <text:p>FRAC_I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70.9711" calcext:value-type="float">
            <text:p>570.9711</text:p>
          </table:table-cell>
          <table:table-cell office:value-type="float" office:value="294.76147" calcext:value-type="float">
            <text:p>294.76147</text:p>
          </table:table-cell>
          <table:table-cell office:value-type="float" office:value="44628.438" calcext:value-type="float">
            <text:p>44628.438</text:p>
          </table:table-cell>
          <table:table-cell office:value-type="float" office:value="156.07173" calcext:value-type="float">
            <text:p>156.07</text:p>
          </table:table-cell>
          <table:table-cell office:value-type="float" office:value="5733193500000000" calcext:value-type="float">
            <text:p>5.73E+15</text:p>
          </table:table-cell>
          <table:table-cell office:value-type="float" office:value="211.25444" calcext:value-type="float">
            <text:p>211.25</text:p>
          </table:table-cell>
          <table:table-cell office:value-type="float" office:value="0.526104688644409" calcext:value-type="float">
            <text:p>0.526104688644409</text:p>
          </table:table-cell>
          <table:table-cell office:value-type="float" office:value="0.725700655933214" calcext:value-type="float">
            <text:p>0.725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5.3799" calcext:value-type="float">
            <text:p>265.3799</text:p>
          </table:table-cell>
          <table:table-cell office:value-type="float" office:value="303.19467" calcext:value-type="float">
            <text:p>303.19467</text:p>
          </table:table-cell>
          <table:table-cell office:value-type="float" office:value="89475.164" calcext:value-type="float">
            <text:p>89475.164</text:p>
          </table:table-cell>
          <table:table-cell office:value-type="float" office:value="215.25183" calcext:value-type="float">
            <text:p>215.25</text:p>
          </table:table-cell>
          <table:table-cell office:value-type="float" office:value="2.4218884E+017" calcext:value-type="float">
            <text:p>2.42E+17</text:p>
          </table:table-cell>
          <table:table-cell office:value-type="float" office:value="299.124" calcext:value-type="float">
            <text:p>299.12</text:p>
          </table:table-cell>
          <table:table-cell office:value-type="float" office:value="0.0465105772018433" calcext:value-type="float">
            <text:p>0.046510577201843</text:p>
          </table:table-cell>
          <table:table-cell office:value-type="float" office:value="0.733154442456768" calcext:value-type="float">
            <text:p>0.733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14.2405" calcext:value-type="float">
            <text:p>814.2405</text:p>
          </table:table-cell>
          <table:table-cell office:value-type="float" office:value="369.27686" calcext:value-type="float">
            <text:p>369.27686</text:p>
          </table:table-cell>
          <table:table-cell office:value-type="float" office:value="102116.17" calcext:value-type="float">
            <text:p>102116.17</text:p>
          </table:table-cell>
          <table:table-cell office:value-type="float" office:value="253.69398" calcext:value-type="float">
            <text:p>253.69</text:p>
          </table:table-cell>
          <table:table-cell office:value-type="float" office:value="3.752889E+016" calcext:value-type="float">
            <text:p>3.75E+16</text:p>
          </table:table-cell>
          <table:table-cell office:value-type="float" office:value="319.5562" calcext:value-type="float">
            <text:p>319.56</text:p>
          </table:table-cell>
          <table:table-cell office:value-type="float" office:value="0.427207112312317" calcext:value-type="float">
            <text:p>0.427207112312317</text:p>
          </table:table-cell>
          <table:table-cell office:value-type="float" office:value="0.566785927251043" calcext:value-type="float">
            <text:p>0.566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81.59076" calcext:value-type="float">
            <text:p>681.59076</text:p>
          </table:table-cell>
          <table:table-cell office:value-type="float" office:value="357.56073" calcext:value-type="float">
            <text:p>357.56073</text:p>
          </table:table-cell>
          <table:table-cell office:value-type="float" office:value="38763.555" calcext:value-type="float">
            <text:p>38763.555</text:p>
          </table:table-cell>
          <table:table-cell office:value-type="float" office:value="141.8726" calcext:value-type="float">
            <text:p>141.87</text:p>
          </table:table-cell>
          <table:table-cell office:value-type="float" office:value="1826491800000000" calcext:value-type="float">
            <text:p>1.83E+15</text:p>
          </table:table-cell>
          <table:table-cell office:value-type="float" office:value="196.88463" calcext:value-type="float">
            <text:p>196.88</text:p>
          </table:table-cell>
          <table:table-cell office:value-type="float" office:value="0.700472950935364" calcext:value-type="float">
            <text:p>0.700472950935364</text:p>
          </table:table-cell>
          <table:table-cell office:value-type="float" office:value="0.783243887895051" calcext:value-type="float">
            <text:p>0.783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6.20615" calcext:value-type="float">
            <text:p>256.20615</text:p>
          </table:table-cell>
          <table:table-cell office:value-type="float" office:value="161.10178" calcext:value-type="float">
            <text:p>161.10178</text:p>
          </table:table-cell>
          <table:table-cell office:value-type="float" office:value="11257.164" calcext:value-type="float">
            <text:p>11257.164</text:p>
          </table:table-cell>
          <table:table-cell office:value-type="float" office:value="77.0547" calcext:value-type="float">
            <text:p>77.05</text:p>
          </table:table-cell>
          <table:table-cell office:value-type="float" office:value="1.9275105E+016" calcext:value-type="float">
            <text:p>1.93E+16</text:p>
          </table:table-cell>
          <table:table-cell office:value-type="float" office:value="106.099785" calcext:value-type="float">
            <text:p>106.10</text:p>
          </table:table-cell>
          <table:table-cell office:value-type="float" office:value="0.613090395927429" calcext:value-type="float">
            <text:p>0.613090395927429</text:p>
          </table:table-cell>
          <table:table-cell office:value-type="float" office:value="0.730471079308289" calcext:value-type="float">
            <text:p>0.730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36.924" calcext:value-type="float">
            <text:p>1336.924</text:p>
          </table:table-cell>
          <table:table-cell office:value-type="float" office:value="803.45447" calcext:value-type="float">
            <text:p>803.45447</text:p>
          </table:table-cell>
          <table:table-cell office:value-type="float" office:value="149034.78" calcext:value-type="float">
            <text:p>149034.78</text:p>
          </table:table-cell>
          <table:table-cell office:value-type="float" office:value="294.47687" calcext:value-type="float">
            <text:p>294.48</text:p>
          </table:table-cell>
          <table:table-cell office:value-type="float" office:value="8.913393E+016" calcext:value-type="float">
            <text:p>8.91E+16</text:p>
          </table:table-cell>
          <table:table-cell office:value-type="float" office:value="386.05023" calcext:value-type="float">
            <text:p>386.05</text:p>
          </table:table-cell>
          <table:table-cell office:value-type="float" office:value="0.789582192897797" calcext:value-type="float">
            <text:p>0.789582192897797</text:p>
          </table:table-cell>
          <table:table-cell office:value-type="float" office:value="0.7072152653548" calcext:value-type="float">
            <text:p>0.707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40.0085" calcext:value-type="float">
            <text:p>2140.0085</text:p>
          </table:table-cell>
          <table:table-cell office:value-type="float" office:value="1196.3479" calcext:value-type="float">
            <text:p>1196.3479</text:p>
          </table:table-cell>
          <table:table-cell office:value-type="float" office:value="187077.02" calcext:value-type="float">
            <text:p>187077.02</text:p>
          </table:table-cell>
          <table:table-cell office:value-type="float" office:value="340.68158" calcext:value-type="float">
            <text:p>340.68</text:p>
          </table:table-cell>
          <table:table-cell office:value-type="float" office:value="505740350000000" calcext:value-type="float">
            <text:p>5.06E+14</text:p>
          </table:table-cell>
          <table:table-cell office:value-type="float" office:value="432.52402" calcext:value-type="float">
            <text:p>432.52</text:p>
          </table:table-cell>
          <table:table-cell office:value-type="float" office:value="0.870828747749329" calcext:value-type="float">
            <text:p>0.870828747749329</text:p>
          </table:table-cell>
          <table:table-cell office:value-type="float" office:value="0.683959451401312" calcext:value-type="float">
            <text:p>0.68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04.2895" calcext:value-type="float">
            <text:p>1004.2895</text:p>
          </table:table-cell>
          <table:table-cell office:value-type="float" office:value="485.74057" calcext:value-type="float">
            <text:p>485.74057</text:p>
          </table:table-cell>
          <table:table-cell office:value-type="float" office:value="61930.17" calcext:value-type="float">
            <text:p>61930.17</text:p>
          </table:table-cell>
          <table:table-cell office:value-type="float" office:value="187.05815" calcext:value-type="float">
            <text:p>187.06</text:p>
          </table:table-cell>
          <table:table-cell office:value-type="float" office:value="1967282400000000" calcext:value-type="float">
            <text:p>1.97E+15</text:p>
          </table:table-cell>
          <table:table-cell office:value-type="float" office:value="248.85773" calcext:value-type="float">
            <text:p>248.86</text:p>
          </table:table-cell>
          <table:table-cell office:value-type="float" office:value="0.73813658952713" calcext:value-type="float">
            <text:p>0.73813658952713</text:p>
          </table:table-cell>
          <table:table-cell office:value-type="float" office:value="0.718545020870602" calcext:value-type="float">
            <text:p>0.718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94.6537" calcext:value-type="float">
            <text:p>1694.6537</text:p>
          </table:table-cell>
          <table:table-cell office:value-type="float" office:value="796.64056" calcext:value-type="float">
            <text:p>796.64056</text:p>
          </table:table-cell>
          <table:table-cell office:value-type="float" office:value="151908.22" calcext:value-type="float">
            <text:p>151908.22</text:p>
          </table:table-cell>
          <table:table-cell office:value-type="float" office:value="305.603" calcext:value-type="float">
            <text:p>305.60</text:p>
          </table:table-cell>
          <table:table-cell office:value-type="float" office:value="3.3387671E+016" calcext:value-type="float">
            <text:p>3.34E+16</text:p>
          </table:table-cell>
          <table:table-cell office:value-type="float" office:value="389.75406" calcext:value-type="float">
            <text:p>389.75</text:p>
          </table:table-cell>
          <table:table-cell office:value-type="float" office:value="0.771294474601746" calcext:value-type="float">
            <text:p>0.771294474601746</text:p>
          </table:table-cell>
          <table:table-cell office:value-type="float" office:value="0.689624329159213" calcext:value-type="float">
            <text:p>0.689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128.3558" calcext:value-type="float">
            <text:p>1128.3558</text:p>
          </table:table-cell>
          <table:table-cell office:value-type="float" office:value="584.12195" calcext:value-type="float">
            <text:p>584.12195</text:p>
          </table:table-cell>
          <table:table-cell office:value-type="float" office:value="104960.31" calcext:value-type="float">
            <text:p>104960.31</text:p>
          </table:table-cell>
          <table:table-cell office:value-type="float" office:value="235.53102" calcext:value-type="float">
            <text:p>235.53</text:p>
          </table:table-cell>
          <table:table-cell office:value-type="float" office:value="5973802000000000" calcext:value-type="float">
            <text:p>5.97E+15</text:p>
          </table:table-cell>
          <table:table-cell office:value-type="float" office:value="323.9758" calcext:value-type="float">
            <text:p>323.98</text:p>
          </table:table-cell>
          <table:table-cell office:value-type="float" office:value="0.71234118938446" calcext:value-type="float">
            <text:p>0.71234118938446</text:p>
          </table:table-cell>
          <table:table-cell office:value-type="float" office:value="0.714370900417412" calcext:value-type="float">
            <text:p>0.714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322.9302" calcext:value-type="float">
            <text:p>1322.9302</text:p>
          </table:table-cell>
          <table:table-cell office:value-type="float" office:value="716.7942" calcext:value-type="float">
            <text:p>716.7942</text:p>
          </table:table-cell>
          <table:table-cell office:value-type="float" office:value="127756.305" calcext:value-type="float">
            <text:p>127756.305</text:p>
          </table:table-cell>
          <table:table-cell office:value-type="float" office:value="281.2739" calcext:value-type="float">
            <text:p>281.27</text:p>
          </table:table-cell>
          <table:table-cell office:value-type="float" office:value="1.1582321E+017" calcext:value-type="float">
            <text:p>1.16E+17</text:p>
          </table:table-cell>
          <table:table-cell office:value-type="float" office:value="357.43015" calcext:value-type="float">
            <text:p>357.43</text:p>
          </table:table-cell>
          <table:table-cell office:value-type="float" office:value="0.769650876522064" calcext:value-type="float">
            <text:p>0.769650876522064</text:p>
          </table:table-cell>
          <table:table-cell office:value-type="float" office:value="0.649672033392964" calcext:value-type="float">
            <text:p>0.64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float" office:value="1019.59534" calcext:value-type="float">
            <text:p>1019.59534</text:p>
          </table:table-cell>
          <table:table-cell office:value-type="float" office:value="551.7268" calcext:value-type="float">
            <text:p>551.7268</text:p>
          </table:table-cell>
          <table:table-cell office:value-type="float" office:value="97173.38" calcext:value-type="float">
            <text:p>97173.38</text:p>
          </table:table-cell>
          <table:table-cell office:value-type="float" office:value="226.23358" calcext:value-type="float">
            <text:p>226.23</text:p>
          </table:table-cell>
          <table:table-cell office:value-type="float" office:value="5.0304014E+016" calcext:value-type="float">
            <text:p>5.03E+16</text:p>
          </table:table-cell>
          <table:table-cell office:value-type="float" office:value="297.41013" calcext:value-type="float">
            <text:p>297.41</text:p>
          </table:table-cell>
          <table:table-cell office:value-type="float" office:value="0.633201799609444" calcext:value-type="float">
            <text:p>0.633201799609444</text:p>
          </table:table-cell>
          <table:table-cell office:value-type="float" office:value="0.700249363040061" calcext:value-type="float">
            <text:p>0.7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andard Deviation</text:p>
          </table:table-cell>
          <table:table-cell office:value-type="float" office:value="558.0068" calcext:value-type="float">
            <text:p>558.0068</text:p>
          </table:table-cell>
          <table:table-cell office:value-type="float" office:value="289.65692" calcext:value-type="float">
            <text:p>289.65692</text:p>
          </table:table-cell>
          <table:table-cell office:value-type="float" office:value="51912.67" calcext:value-type="float">
            <text:p>51912.67</text:p>
          </table:table-cell>
          <table:table-cell office:value-type="float" office:value="76.20192" calcext:value-type="float">
            <text:p>76.20</text:p>
          </table:table-cell>
          <table:table-cell office:value-type="float" office:value="7.0807406E+016" calcext:value-type="float">
            <text:p>7.08E+16</text:p>
          </table:table-cell>
          <table:table-cell office:value-type="float" office:value="93.38431" calcext:value-type="float">
            <text:p>93.38</text:p>
          </table:table-cell>
          <table:table-cell office:value-type="float" office:value="0.22134377903527" calcext:value-type="float">
            <text:p>0.22134377903527</text:p>
          </table:table-cell>
          <table:table-cell office:value-type="float" office:value="0.700249363040061" calcext:value-type="float">
            <text:p>0.7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21:15:36.354000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21:16:00.838243185</dc:date>
    <meta:editing-duration>PT1M21S</meta:editing-duration>
    <meta:editing-cycles>2</meta:editing-cycles>
    <meta:generator>LibreOffice/6.4.7.2$Linux_X86_64 LibreOffice_project/40$Build-2</meta:generator>
    <meta:document-statistic meta:table-count="1" meta:cell-count="139" meta:object-count="0"/>
  </office:meta>
</office:document-meta>
</file>